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aryjo,</text:span><text:span text:style-name="T1"><text:line-break/></text:span><text:span text:style-name="T1">matko mojego</text:span><text:span text:style-name="T1"><text:line-break/></text:span><text:span text:style-name="T1">wezwania</text:span><text:span text:style-name="T1"><text:line-break/></text:span><text:span text:style-name="T1">Chcę i pragnę,</text:span><text:span text:style-name="T1"><text:line-break/></text:span><text:span text:style-name="T1">Idąc za Twoim słow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zyniąc wszystko</text:span><text:span text:style-name="T1"><text:line-break/></text:span><text:span text:style-name="T1">co powie mi Jezus,</text:span><text:span text:style-name="T1"><text:line-break/></text:span><text:span text:style-name="T1">Miłować Jego wolę</text:span><text:span text:style-name="T1"><text:line-break/></text:span><text:span text:style-name="T1">A wszystko inne</text:span><text:span text:style-name="T1"><text:line-break/></text:span><text:span text:style-name="T1">- ze względu</text:span><text:span text:style-name="T1"><text:line-break/></text:span><text:span text:style-name="T1">na Niego same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łuchać Słowa</text:span><text:span text:style-name="T1"><text:line-break/></text:span><text:span text:style-name="T1">całym sercem</text:span><text:span text:style-name="T1"><text:line-break/></text:span><text:span text:style-name="T1">I w Duchu Świętym</text:span><text:span text:style-name="T1"><text:line-break/></text:span><text:span text:style-name="T1">je wypełniać.</text:span><text:span text:style-name="T1"><text:line-break/></text:span><text:span text:style-name="T1">Amen, Amen</text:span><text:span text:style-name="T1"><text:line-break/></text:span><text:span text:style-name="T1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0cm" svg:y="-0.001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5:11:50</meta:creation-date>
    <dc:date>2013-06-11T18:55:26.33</dc:date>
    <dc:language>pl-PL</dc:language>
    <meta:editing-cycles>6</meta:editing-cycles>
    <meta:editing-duration>PT4M41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